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5.xml"/>
  <manifest:file-entry manifest:media-type="text/xml" manifest:full-path="Basic/Standard/CellVBACode.xml"/>
  <manifest:file-entry manifest:media-type="text/xml" manifest:full-path="Basic/Standard/WorksheetsVBACode.xml"/>
  <manifest:file-entry manifest:media-type="text/xml" manifest:full-path="Basic/Standard/ThisWorkbook.xml"/>
  <manifest:file-entry manifest:media-type="text/xml" manifest:full-path="Basic/Standard/Module1.xml"/>
  <manifest:file-entry manifest:media-type="text/xml" manifest:full-path="Basic/Standard/Sheet3.xml"/>
  <manifest:file-entry manifest:media-type="text/xml" manifest:full-path="Basic/Standard/script-lb.xml"/>
  <manifest:file-entry manifest:media-type="text/xml" manifest:full-path="Basic/Standard/ApplicationCode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1" svg:font-family="Arial" style:font-family-generic="swiss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4.8992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5165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1.0472in"/>
    </style:style>
    <style:style style:name="co7" style:family="table-column">
      <style:table-column-properties fo:break-before="auto" style:column-width="2.1717in"/>
    </style:style>
    <style:style style:name="co8" style:family="table-column">
      <style:table-column-properties fo:break-before="auto" style:column-width="1.211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ta1" style:family="table" style:master-page-name="PageStyle_5f_Change_20_History">
      <style:table-properties table:display="true" style:writing-mode="lr-tb"/>
    </style:style>
    <style:style style:name="ta2" style:family="table" style:master-page-name="PageStyle_5f_Overview">
      <style:table-properties table:display="true" style:writing-mode="lr-tb"/>
    </style:style>
    <style:style style:name="ta3" style:family="table" style:master-page-name="PageStyle_5f_Application">
      <style:table-properties table:display="true" style:writing-mode="lr-tb"/>
    </style:style>
    <style:style style:name="ta4" style:family="table" style:master-page-name="PageStyle_5f_Workbook_20_Examples">
      <style:table-properties table:display="true" style:writing-mode="lr-tb"/>
    </style:style>
    <style:style style:name="ta5" style:family="table" style:master-page-name="PageStyle_5f_Worksheet_20_Examples">
      <style:table-properties table:display="true" style:writing-mode="lr-tb"/>
    </style:style>
    <style:style style:name="ta6" style:family="table" style:master-page-name="PageStyle_5f_Cell_20_Example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0138in solid #000000" fo:border-right="0.0138in solid #000000" fo:border-top="0.0138in solid #000000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0138in solid #000000" fo:border-right="0.0138in solid #000000" fo:border-top="none"/>
    </style:style>
    <style:style style:name="ce8" style:family="table-cell" style:parent-style-name="Default">
      <style:table-cell-properties fo:border-bottom="0.0138in solid #000000" style:diagonal-bl-tr="none" style:diagonal-tl-br="none" fo:background-color="transparent" fo:border-left="0.0138in solid #000000" fo:border-right="0.0138in solid #000000" fo:border-top="none"/>
    </style:style>
    <style:style style:name="ce9" style:family="table-cell" style:parent-style-name="Default">
      <style:table-cell-properties style:diagonal-bl-tr="none" style:diagonal-tl-br="none" fo:background-color="transparent" fo:border="none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</style:style>
    <style:style style:name="ce12" style:family="table-cell" style:parent-style-name="Default">
      <style:table-cell-properties style:diagonal-bl-tr="none" style:diagonal-tl-br="none" fo:border="0.0555in solid #ffcc00"/>
    </style:style>
    <style:style style:name="ce13" style:family="table-cell" style:parent-style-name="Default">
      <style:table-cell-properties fo:border-bottom="none" style:diagonal-bl-tr="none" style:diagonal-tl-br="none" fo:border-left="0.0555in solid #ffcc00" fo:border-right="0.0555in solid #ffcc00" fo:border-top="0.0555in solid #ffcc00"/>
    </style:style>
    <style:style style:name="ce14" style:family="table-cell" style:parent-style-name="Default">
      <style:table-cell-properties fo:border-bottom="none" style:diagonal-bl-tr="none" style:diagonal-tl-br="none" fo:border-left="0.0555in solid #ffcc00" fo:border-right="0.0555in solid #ffcc00" fo:border-top="none"/>
    </style:style>
    <style:style style:name="ce15" style:family="table-cell" style:parent-style-name="Default">
      <style:table-cell-properties fo:border-bottom="0.0555in solid #ffcc00" style:diagonal-bl-tr="none" style:diagonal-tl-br="none" fo:border-left="0.0555in solid #ffcc00" fo:border-right="0.0555in solid #ffcc00" fo:border-top="none"/>
    </style:style>
    <style:style style:name="ce16" style:family="table-cell" style:parent-style-name="Default">
      <style:table-cell-properties fo:border-bottom="none" style:diagonal-bl-tr="none" style:diagonal-tl-br="none" fo:border-left="0.0555in solid #ffcc00" fo:border-right="none" fo:border-top="0.0555in solid #ffcc00"/>
    </style:style>
    <style:style style:name="ce17" style:family="table-cell" style:parent-style-name="Default">
      <style:table-cell-properties fo:border-bottom="0.0555in solid #ffcc00" style:diagonal-bl-tr="none" style:diagonal-tl-br="none" fo:border-left="0.0555in solid #ffcc00" fo:border-right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0.0555in solid #ffcc00" fo:border-top="0.0555in solid #ffcc00"/>
    </style:style>
    <style:style style:name="ce19" style:family="table-cell" style:parent-style-name="Default">
      <style:table-cell-properties fo:border-bottom="0.0555in solid #ffcc00" style:diagonal-bl-tr="none" style:diagonal-tl-br="none" fo:border-left="none" fo:border-right="0.0555in solid #ffcc00" fo:border-top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fo:padding-top="0.022in" fo:padding-bottom="0.022in" fo:padding-left="0.022in" fo:padding-right="0.022in" fo:wrap-option="no-wrap" draw:shadow="hidden"/>
    </style:style>
    <style:style style:name="gr2" style:family="graphic">
      <style:graphic-properties fo:background-color="#f6f6f6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color="#000000" style:font-name="Arial" fo:font-size="10pt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hange History" table:style-name="ta1" table:print="false"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253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Who</text:p>
          </table:table-cell>
          <table:table-cell table:style-name="ce3" office:value-type="string">
            <text:p>Description</text:p>
          </table:table-cell>
          <table:table-cell table:number-columns-repeated="253"/>
        </table:table-row>
        <table:table-row table:style-name="ro1">
          <table:table-cell office:value-type="float" office:value="0.1">
            <text:p>0.10</text:p>
          </table:table-cell>
          <table:table-cell office:value-type="string">
            <text:p>jmt</text:p>
          </table:table-cell>
          <table:table-cell office:value-type="string">
            <text:p>Intial version</text:p>
          </table:table-cell>
          <table:table-cell table:number-columns-repeated="253"/>
        </table:table-row>
        <table:table-row table:style-name="ro1">
          <table:table-cell office:value-type="float" office:value="0.11">
            <text:p>0.11</text:p>
          </table:table-cell>
          <table:table-cell office:value-type="string">
            <text:p>jmt</text:p>
          </table:table-cell>
          <table:table-cell office:value-type="string">
            <text:p>Added functionality for demonstrating a few Application object properties</text:p>
          </table:table-cell>
          <table:table-cell table:number-columns-repeated="253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verview" table:style-name="ta2" table:print="false">
        <table:table-column table:style-name="co3" table:number-columns-repeated="256" table:default-cell-style-name="Default"/>
        <table:table-row table:style-name="ro2">
          <table:table-cell office:value-type="string">
            <text:p>© 2004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Version:</text:p>
          </table:table-cell>
          <table:table-cell table:style-name="ce2" office:value-type="float" office:value="0.11">
            <text:p>0.11</text:p>
          </table:table-cell>
          <table:table-cell table:number-columns-repeated="254"/>
        </table:table-row>
        <table:table-row table:style-name="ro2">
          <table:table-cell>
            <draw:custom-shape table:end-cell-address="Overview.F10" table:end-x="0.0228in" table:end-y="0.0409in" draw:z-index="0" draw:style-name="gr1" draw:text-style-name="P2" svg:width="2.9508in" svg:height="1.0945in" svg:x="0.5169in" svg:y="0.152in">
              <text:p text:style-name="P1"><text:span text:style-name="T1">This workbook contains examples of VBA code that performs common functions. <text:s/>This is the baseline for the VBA2StarBasic conversion document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5"/>
        </table:table-row>
      </table:table>
      <table:table table:name="Application" table:style-name="ta3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CommandButton1" form:control-implementation="ooo:com.sun.star.form.component.CommandButton" form:id="control1" form:label="Get Application Propertie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pplicationCode.getApplProperties?language=Basic&amp;location=document"/>
              </office:event-listeners>
            </form:button>
            <form:button form:name="CommandButton2" form:control-implementation="ooo:com.sun.star.form.component.CommandButton" form:id="control2" form:label="1) Generate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pplicationCode.generateDataToSort?language=Basic&amp;location=document"/>
              </office:event-listeners>
            </form:button>
            <form:button form:name="CommandButton3" form:control-implementation="ooo:com.sun.star.form.component.CommandButton" form:id="control3" form:label="2) Sort with Screen Updating 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ApplicationCode.SortWithScreenUpdating?language=Basic&amp;location=document"/>
              </office:event-listeners>
            </form:button>
            <form:button form:name="CommandButton4" form:control-implementation="ooo:com.sun.star.form.component.CommandButton" form:id="control4" form:label="4) Sort with Screen Updating Of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ApplicationCode.SortWithNoScreenUpdating?language=Basic&amp;location=document"/>
              </office:event-listeners>
            </form:button>
            <form:button form:name="CommandButton5" form:control-implementation="ooo:com.sun.star.form.component.CommandButton" form:id="control5" form:label="3) Generate Data Agai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ApplicationCode.generateDataToSort?language=Basic&amp;location=document"/>
              </office:event-listeners>
            </form:button>
          </form:form>
        </office:forms>
        <table:table-column table:style-name="co4" table:default-cell-style-name="Default"/>
        <table:table-column table:style-name="co3" table:default-cell-style-name="ce9"/>
        <table:table-column table:style-name="co5" table:default-cell-style-name="Default"/>
        <table:table-column table:style-name="co3" table:number-columns-repeated="253" table:default-cell-style-name="Default"/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>
            <draw:control table:end-cell-address="Application.B4" table:end-x="0.4535in" table:end-y="0.0209in" draw:z-index="0" draw:style-name="gr2" draw:text-style-name="P3" svg:width="1.8in" svg:height="0.3346in" svg:x="0.1638in" svg:y="0.0303in" draw:control="control1"/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office:value-type="string">
            <text:p>&lt;= Press button to retrieve selecte properties of the Application object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Selected properties of the Application Object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" office:value-type="string">
            <text:p>Parent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" office:value-type="string">
            <text:p>Path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" office:value-type="string">
            <text:p>ActiveWorkbook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" office:value-type="string">
            <text:p>ActiveSheet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" office:value-type="string">
            <text:p>ActiveCell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/>
          <table:table-cell>
            <draw:control table:end-cell-address="Application.F14" table:end-x="0.0874in" table:end-y="0.0106in" draw:z-index="1" draw:style-name="gr2" draw:text-style-name="P3" svg:width="1.465in" svg:height="0.4661in" svg:x="0in" svg:y="0.061in" draw:control="control2"/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table:number-columns-repeated="254"/>
        </table:table-row>
        <table:table-row table:style-name="ro2">
          <table:table-cell/>
          <table:table-cell table:style-name="ce7" office:value-type="float" office:value="71">
            <text:p>71</text:p>
          </table:table-cell>
          <table:table-cell table:number-columns-repeated="254"/>
        </table:table-row>
        <table:table-row table:style-name="ro2">
          <table:table-cell/>
          <table:table-cell table:style-name="ce7" office:value-type="float" office:value="77">
            <text:p>77</text:p>
          </table:table-cell>
          <table:table-cell/>
          <table:table-cell>
            <draw:control table:end-cell-address="Application.F16" table:end-x="0.0874in" table:end-y="0.1327in" draw:z-index="2" draw:style-name="gr2" draw:text-style-name="P3" svg:width="1.465in" svg:height="0.4665in" svg:x="0in" svg:y="0.0102in" draw:control="control3"/>
          </table:table-cell>
          <table:table-cell table:number-columns-repeated="252"/>
        </table:table-row>
        <table:table-row table:style-name="ro2">
          <table:table-cell/>
          <table:table-cell table:style-name="ce7" office:value-type="float" office:value="78">
            <text:p>78</text:p>
          </table:table-cell>
          <table:table-cell table:number-columns-repeated="254"/>
        </table:table-row>
        <table:table-row table:style-name="ro2">
          <table:table-cell/>
          <table:table-cell table:style-name="ce8" office:value-type="float" office:value="82">
            <text:p>82</text:p>
          </table:table-cell>
          <table:table-cell/>
          <table:table-cell>
            <draw:control table:end-cell-address="Application.F19" table:end-x="0.0874in" table:end-y="0.1122in" draw:z-index="4" draw:style-name="gr2" draw:text-style-name="P3" svg:width="1.465in" svg:height="0.4665in" svg:x="0in" svg:y="0.1622in" draw:control="control5"/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3"/>
          <table:table-cell table:style-name="ce5">
            <draw:control table:end-cell-address="Application.F22" table:end-x="0.0874in" table:end-y="0.0614in" draw:z-index="3" draw:style-name="gr2" draw:text-style-name="P3" svg:width="1.465in" svg:height="0.4657in" svg:x="0in" svg:y="0.1118in" draw:control="control4"/>
          </table:table-cell>
          <table:table-cell table:number-columns-repeated="252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orkbook Examples" table:style-name="ta4" table:print="false">
        <table:table-column table:style-name="co6" table:default-cell-style-name="Default"/>
        <table:table-column table:style-name="co3" table:number-columns-repeated="255" table:default-cell-style-name="Default"/>
        <table:table-row table:style-name="ro2" table:number-rows-repeated="2">
          <table:table-cell table:number-columns-repeated="256"/>
        </table:table-row>
        <table:table-row table:style-name="ro1">
          <table:table-cell table:style-name="ce10" office:value-type="string">
            <text:p>Close Flag </text:p>
          </table:table-cell>
          <table:table-cell office:value-type="string">
            <text:p>Y</text:p>
          </table:table-cell>
          <table:table-cell table:style-name="ce5" office:value-type="string">
            <text:p>(must be "Y" to close workbook)</text:p>
          </table:table-cell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custom-shape table:end-cell-address="'Workbook Examples'.E20" table:end-x="0.6043in" table:end-y="0.0409in" draw:z-index="0" draw:style-name="gr1" draw:text-style-name="P2" svg:width="3.2465in" svg:height="2.3606in" svg:x="0.4677in" svg:y="0.0917in">
              <text:p text:style-name="P1"><text:span text:style-name="T1">This worksheet contains data that is used in conjunction with VBA code for the Workbook_Open and Workbook_BeforeClose events.</text:span></text:p>
              <text:p text:style-name="P1"><text:span text:style-name="T1"/></text:p>
              <text:p text:style-name="P1"><text:span text:style-name="T1">The cell "CloseFlag" is set to "N" when the Workbook_Open() macro is called at opening of the workbook. <text:s/>The "CloseFlag" must be set to "Y" to allow the workbook to be closed. <text:s/>If "CloseFlag" is not "Y", the Workbook_BeforeClose() macro cancels the operation of closing the workbook and puts out an error message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5"/>
        </table:table-row>
      </table:table>
      <table:table table:name="Worksheet Examples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CommandButton1" form:control-implementation="ooo:com.sun.star.form.component.CommandButton" form:id="control1" form:label="List All Worksheets in Workbook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WorksheetsVBACode.ListAllWorksheets?language=Basic&amp;location=document"/>
              </office:event-listeners>
            </form:button>
            <form:button form:name="CommandButton2" form:control-implementation="ooo:com.sun.star.form.component.CommandButton" form:id="control2" form:label="Clear Worksheets Name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WorksheetsVBACode.ClearWorksheetNames?language=Basic&amp;location=document"/>
              </office:event-listeners>
            </form:button>
            <form:button form:name="CommandButton3" form:control-implementation="ooo:com.sun.star.form.component.CommandButton" form:id="control3" form:label="Add New Workshee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WorksheetsVBACode.AddNewWorksheet?language=Basic&amp;location=document"/>
              </office:event-listeners>
            </form:button>
          </form:form>
        </office:forms>
        <table:table-column table:style-name="co7" table:default-cell-style-name="Default"/>
        <table:table-column table:style-name="co3" table:number-columns-repeated="255" table:default-cell-style-name="Default"/>
        <table:table-row table:style-name="ro2">
          <table:table-cell table:style-name="ce5" office:value-type="string">
            <text:p>Worksheets in this Workbook</text:p>
          </table:table-cell>
          <table:table-cell table:number-columns-repeated="255"/>
        </table:table-row>
        <table:table-row table:style-name="ro2">
          <table:table-cell/>
          <table:table-cell>
            <draw:control table:end-cell-address="'Worksheet Examples'.D5" table:end-x="0.1303in" table:end-y="0.0209in" draw:z-index="0" draw:style-name="gr2" draw:text-style-name="P3" svg:width="1.4756in" svg:height="0.537in" svg:x="0.0323in" svg:y="0.0004in" draw:control="control1"/>
          </table:table-cell>
          <table:table-cell table:number-columns-repeated="254"/>
        </table:table-row>
        <table:table-row table:style-name="ro2">
          <table:table-cell table:number-columns-repeated="4"/>
          <table:table-cell>
            <draw:control table:end-cell-address="'Worksheet Examples'.H5" table:end-x="0.1413in" table:end-y="0.0508in" draw:z-index="3" draw:style-name="gr2" draw:text-style-name="P3" svg:width="1.5618in" svg:height="0.3646in" svg:x="0.6465in" svg:y="0.0303in" draw:control="control3"/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>
            <draw:control table:end-cell-address="'Worksheet Examples'.D9" table:end-x="0.1091in" table:end-y="0.0209in" draw:z-index="1" draw:style-name="gr2" draw:text-style-name="P3" svg:width="1.476in" svg:height="0.537in" svg:x="0.0106in" svg:y="0.0004in" draw:control="control2"/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>
            <draw:custom-shape table:end-cell-address="'Worksheet Examples'.F20" table:end-x="0.4102in" table:end-y="0.0409in" draw:z-index="2" draw:style-name="gr1" draw:text-style-name="P2" svg:width="3.1232in" svg:height="1.7732in" svg:x="0.0429in" svg:y="0.1622in">
              <text:p text:style-name="P1"><text:span text:style-name="T1">This worksheet illustrates the Worksheet_Activate() event by displaying a pop up message whenever this worksheet is activated. <text:s/>Another feature this worksheet illustrates is finding all the worksheets in this workbook and prints their names in column A. <text:s/>A third feature demonstrated is prompting the user to clear out the worksheet name area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4"/>
        </table:table-row>
      </table:table>
      <table:table table:name="Cell Examples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CommandButton1" form:control-implementation="ooo:com.sun.star.form.component.CommandButton" form:id="control1" form:label="Select To/From Cell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CellVBACode.SelectToFromCells?language=Basic&amp;location=document"/>
              </office:event-listeners>
            </form:button>
            <form:button form:name="CommandButton2" form:control-implementation="ooo:com.sun.star.form.component.CommandButton" form:id="control2" form:label="Rotate Matrix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ellVBACode.RotateMatrix?language=Basic&amp;location=document"/>
              </office:event-listeners>
            </form:button>
            <form:button form:name="CommandButton3" form:control-implementation="ooo:com.sun.star.form.component.CommandButton" form:id="control3" form:label="Perform Element Operation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CellVBACode.ElementOperations?language=Basic&amp;location=document"/>
              </office:event-listeners>
            </form:button>
          </form:form>
        </office:forms>
        <table:table-column table:style-name="co8" table:default-cell-style-name="Default"/>
        <table:table-column table:style-name="co3" table:number-columns-repeated="255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MyCell</text:p>
          </table:table-cell>
          <table:table-cell table:style-name="ce12" office:value-type="string">
            <text:p>s</text:p>
          </table:table-cell>
          <table:table-cell office:value-type="string">
            <text:p>&lt;=Type a single character. <text:s/>Illustrates the Worksheet_Change() event.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Character Type:</text:p>
          </table:table-cell>
          <table:table-cell table:style-name="ce5" office:value-type="string">
            <text:p>consonant</text:p>
          </table:table-cell>
          <table:table-cell table:number-columns-repeated="254"/>
        </table:table-row>
        <table:table-row table:style-name="ro2">
          <table:table-cell table:number-columns-repeated="5"/>
          <table:table-cell>
            <draw:control table:end-cell-address="'Cell Examples'.H7" table:end-x="0.3567in" table:end-y="0.0295in" draw:z-index="2" draw:style-name="gr2" draw:text-style-name="P3" svg:width="1.4114in" svg:height="0.4213in" svg:x="0.3232in" svg:y="0.1248in" draw:control="control3"/>
          </table:table-cell>
          <table:table-cell table:number-columns-repeated="250"/>
        </table:table-row>
        <table:table-row table:style-name="ro2">
          <table:table-cell table:style-name="ce5" office:value-type="string">
            <text:p>MyVector</text:p>
          </table:table-cell>
          <table:table-cell table:style-name="ce13" office:value-type="float" office:value="2">
            <text:p>2</text:p>
          </table:table-cell>
          <table:table-cell/>
          <table:table-cell table:style-name="ce20" office:value-type="string">
            <text:p>Product:</text:p>
          </table:table-cell>
          <table:table-cell office:value-type="float" office:value="60">
            <text:p>60</text:p>
          </table:table-cell>
          <table:table-cell table:number-columns-repeated="251"/>
        </table:table-row>
        <table:table-row table:style-name="ro2">
          <table:table-cell/>
          <table:table-cell table:style-name="ce14" office:value-type="float" office:value="10">
            <text:p>10</text:p>
          </table:table-cell>
          <table:table-cell/>
          <table:table-cell table:style-name="ce20" office:value-type="string">
            <text:p>Sum:</text:p>
          </table:table-cell>
          <table:table-cell office:value-type="float" office:value="15">
            <text:p>15</text:p>
          </table:table-cell>
          <table:table-cell table:number-columns-repeated="25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MyMatrix</text:p>
          </table:table-cell>
          <table:table-cell table:style-name="ce16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>
            <draw:control table:end-cell-address="'Cell Examples'.F11" table:end-x="0.4535in" table:end-y="0.0295in" draw:z-index="1" draw:style-name="gr2" draw:text-style-name="P3" svg:width="1.422in" svg:height="0.3732in" svg:x="0.4091in" svg:y="0.0004in" draw:control="control2"/>
          </table:table-cell>
          <table:table-cell table:style-name="ce11" table:number-columns-repeated="2"/>
          <table:table-cell table:number-columns-repeated="250"/>
        </table:table-row>
        <table:table-row table:style-name="ro2">
          <table:table-cell/>
          <table:table-cell table:style-name="ce17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/>
          <table:table-cell table:style-name="ce11" table:number-columns-repeated="2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From/To</text:p>
          </table:table-cell>
          <table:table-cell office:value-type="string">
            <text:p>FromCell</text:p>
          </table:table-cell>
          <table:table-cell table:number-columns-repeated="2"/>
          <table:table-cell>
            <draw:control table:end-cell-address="'Cell Examples'.G14" table:end-x="0.0441in" table:end-y="0.1323in" draw:z-index="0" draw:style-name="gr2" draw:text-style-name="P3" svg:width="1.2819in" svg:height="0.426in" svg:x="0.1402in" svg:y="0.0504in" draw:control="control1"/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office:value-type="string">
            <text:p>ToCell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1"/>
          <table:table-cell table:number-columns-repeated="255"/>
        </table:table-row>
      </table:table>
      <table:named-expressions>
        <table:named-range table:name="ApplActiveCell" table:base-cell-address="$'Change History'.$A$1" table:cell-range-address="$Application.$B$9"/>
        <table:named-range table:name="ApplActiveSheet" table:base-cell-address="$'Change History'.$A$1" table:cell-range-address="$Application.$B$8"/>
        <table:named-range table:name="ApplActiveWorkbook" table:base-cell-address="$'Change History'.$A$1" table:cell-range-address="$Application.$B$7"/>
        <table:named-range table:name="ApplParent" table:base-cell-address="$'Change History'.$A$1" table:cell-range-address="$Application.$B$5"/>
        <table:named-range table:name="ApplPath" table:base-cell-address="$'Change History'.$A$1" table:cell-range-address="$Application.$B$6"/>
        <table:named-range table:name="ApplProperties" table:base-cell-address="$'Change History'.$A$1" table:cell-range-address="$Application.$B$5:.$B$9"/>
        <table:named-range table:name="CloseFlag" table:base-cell-address="$'Change History'.$A$1" table:cell-range-address="$'Workbook Examples'.$B$3"/>
        <table:named-range table:name="ElementProduct" table:base-cell-address="$'Change History'.$A$1" table:cell-range-address="$'Cell Examples'.$E$5"/>
        <table:named-range table:name="ElementSum" table:base-cell-address="$'Change History'.$A$1" table:cell-range-address="$'Cell Examples'.$E$6"/>
        <table:named-range table:name="FromCell" table:base-cell-address="$'Change History'.$A$1" table:cell-range-address="$'Cell Examples'.$B$12"/>
        <table:named-range table:name="MsgCell" table:base-cell-address="$'Change History'.$A$1" table:cell-range-address="$'Cell Examples'.$B$3"/>
        <table:named-range table:name="MyCell" table:base-cell-address="$'Change History'.$A$1" table:cell-range-address="$'Cell Examples'.$B$2"/>
        <table:named-range table:name="MyMatrix" table:base-cell-address="$'Change History'.$A$1" table:cell-range-address="$'Cell Examples'.$B$9:.$C$10"/>
        <table:named-range table:name="MyVector" table:base-cell-address="$'Change History'.$A$1" table:cell-range-address="$'Cell Examples'.$B$5:.$B$7"/>
        <table:named-range table:name="SortArray" table:base-cell-address="$'Change History'.$A$1" table:cell-range-address="$Application.$B$12:.$B$16"/>
        <table:named-range table:name="ToCell" table:base-cell-address="$'Change History'.$A$1" table:cell-range-address="$'Cell Examples'.$D$14"/>
        <table:named-range table:name="VersionNumber" table:base-cell-address="$'Change History'.$A$1" table:cell-range-address="$Overview.$B$2"/>
        <table:named-range table:name="VersionStart" table:base-cell-address="$'Change History'.$A$1" table:cell-range-address="$'Change History'.$A$1"/>
        <table:named-range table:name="WkShNameArea" table:base-cell-address="$'Change History'.$A$1" table:cell-range-address="$'Worksheet Examples'.$A$2:.$A$65536"/>
        <table:named-range table:name="WkShNames" table:base-cell-address="$'Change History'.$A$1" table:cell-range-address="$'Worksheet Examples'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1" svg:font-family="Arial" style:font-family-generic="swiss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5-20">05/20/2005</text:date>, <text:time>17:1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nge_20_History" style:display-name="PageStyle_Change Histor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pplication" style:display-name="PageStyle_Appl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orkbook_20_Examples" style:display-name="PageStyle_Workbook Examp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orksheet_20_Examples" style:display-name="PageStyle_Worksheet Exampl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ell_20_Examples" style:display-name="PageStyle_Cell Example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initial-creator>Jim Thompson</meta:initial-creator>
    <meta:creation-date>2004-05-03T12:53:05</meta:creation-date>
    <dc:date>2005-05-20T17:14:08</dc:date>
    <meta:print-date>2005-05-20T17:04:03</meta:print-date>
    <dc:language>en-US</dc:language>
    <meta:editing-cycles>4</meta:editing-cycles>
    <meta:editing-duration>PT10M10S</meta:editing-duration>
    <meta:user-defined meta:name="Info 1"/>
    <meta:user-defined meta:name="Info 2"/>
    <meta:user-defined meta:name="Info 3"/>
    <meta:user-defined meta:name="Info 4"/>
    <meta:document-statistic meta:table-count="6" meta:cell-count="49" meta:object-count="14"/>
  </office:meta>
</office:document-meta>
</file>

<file path=Basic/Standard/ApplicationCode.xml><?xml version="1.0" encoding="utf-8"?>
<!DOCTYPE module  PUBLIC '-//OpenOffice.org//DTD OfficeDocument 1.0//EN'  'module.dtd'>
<script:module xmlns:script="http://openoffice.org/2000/script" script:name="ApplicationCode" script:language="StarBasic">Rem Attribute VBA_ModuleType=VBAModule
'''
''' Contains various VBA coding examples on accessing the Application Object
'''
Option Explicit


Sub getApplProperties()
    Range("ApplParent") = Application.Parent
    Range("ApplPath") = Application.Path
    Range("ApplActiveWorkbook") = Application.ActiveWorkbook.Name
    Range("ApplActiveSheet") = Application.ActiveSheet.Name
    Range("ApplActiveCell") = Application.ActiveCell.Address
    
End Sub


Sub generateDataToSort()
    Dim i As Integer
    
    With Range("SortArray")
        For i = 1 To .Rows.Count
            .Cells(i) = Int((100 * Rnd) + 1)    ' Generate random value between 1 and 100.
        Next i
    End With

End Sub

Sub SortWithScreenUpdating()
    Application.ScreenUpdating = True
    Call BubbleSort(Range("SortArray"))
    Range("SortArray").Select
    MsgBox "Sorting Completed"
End Sub
Sub SortWithNoScreenUpdating()
    Application.ScreenUpdating = False
    Call BubbleSort(Range("SortArray"))
    Range("SortArray").Select
    Application.ScreenUpdating = True
    MsgBox "Sorting Completed"
End Sub

Sub BubbleSort(rngToSort As Range)
    Dim i, j As Integer
    Dim Temp As Variant

    With rngToSort
        For j = .Rows.Count To 1 Step -1
            For i = 1 To j
                .Cells(i).Interior.ColorIndex = 6
                .Cells(j).Interior.ColorIndex = 8
                Application.Wait (Now + TimeValue("0:00:01"))
                If .Cells(i) &gt; .Cells(j) Then
                    Temp = .Cells(i)
                    .Cells(i) = .Cells(j)
                    .Cells(j) = Temp
                End If
                .Cells(i).Interior.ColorIndex = xlColorIndexNone
                .Cells(j).Interior.ColorIndex = xlColorIndexNone
            Next i
        Next j
    
    End With

End Sub




</script:module>
</file>

<file path=Basic/Standard/CellVBACode.xml><?xml version="1.0" encoding="utf-8"?>
<!DOCTYPE module  PUBLIC '-//OpenOffice.org//DTD OfficeDocument 1.0//EN'  'module.dtd'>
<script:module xmlns:script="http://openoffice.org/2000/script" script:name="CellVBACode" script:language="StarBasic">Rem Attribute VBA_ModuleType=VBAModule
Sub SelectToFromCells()
    Range("FromCell", "ToCell").Select
End Sub

Sub RotateMatrix()
    Dim i As Integer, j As Integer
    Dim Temp As Variant
    
    With Range("MyMatrix")
        Temp = .Cells(2, 1)
        .Cells(2, 1) = .Cells(2, 2)
        .Cells(2, 2) = .Cells(1, 2)
        .Cells(1, 2) = .Cells(1, 1)
        .Cells(1, 1) = Temp
    End With
End Sub


Sub ElementOperations()
    Dim i As Integer
    Dim NumberOfElements As Integer
    Dim ElementProduct As Double
    Dim ElementSum As Double
    
    With Range("MyVector")
        NumberOfElements = .Rows.Count
        ElementProduct = 1
        ElementSum = 0
        For i = 1 To NumberOfElements
            ElementProduct = ElementProduct * .Cells(i)
            ElementSum = ElementSum + .Cells(i)
        Next i
    End With

    Range("ElementProduct").Value = ElementProduct
    Range("ElementSum").Value = ElementSum
End Sub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acro1()
'
' Macro1 Macro
' Macro recorded 5/5/2004 by Jim Thompson
'

'
    Selection.End(xlDown).Select
End Sub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Private Sub CommandButton1_Click()
    Call ListAllWorksheets
End Sub

Private Sub CommandButton2_Click()
    Call ClearWorksheetNames
End Sub

Private Sub CommandButton3_Click()
    Call AddNewWorksheet
End Sub

Private Sub Worksheet_Activate()
    MsgBox "This pop-up message is displayed whenever this worksheet is activated."
End Sub

Private Sub Worksheet_SelectionChange(ByVal Target As Range)

End Sub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Private Sub CommandButton1_Click()
    Call SelectToFromCells
End Sub

Private Sub CommandButton2_Click()
    Call RotateMatrix
End Sub

Private Sub CommandButton3_Click()
    Call ElementOperations
End Sub

Private Sub Worksheet_Change(ByVal Target As Range)
    If Not (Intersect(Target, Range("MyCell")) Is Nothing) Then
        Select Case LCase(Target.Value)
            Case "a", "e", "i", "o", "u"
                Range("MsgCell").Value = "vowel"
                
            Case "b" To "d", "f" To "h", "j" To "n", "p" To "t", "v" To "z"
                Range("MsgCell").Value = "consonant"
            
            Case 0 To 9
                Range("MsgCell").Value = "number"
                
            Case Else
                Range("MsgCell").Value = "unknown"
        End Select
    End If
End Sub

Private Sub Worksheet_SelectionChange(ByVal Target As Range)

End Sub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Private Sub CommandButton1_Click()
    Call getApplProperties
End Sub

Private Sub CommandButton2_Click()
    Call generateDataToSort
End Sub

Private Sub CommandButton3_Click()
    Call SortWithScreenUpdating
End Sub

Private Sub CommandButton4_Click()
    Call SortWithNoScreenUpdating
End Sub

Private Sub CommandButton5_Click()
    Call generateDataToSort
End Sub

Private Sub Worksheet_Activate()
    Range("ApplProperties").ClearContents
End Sub

Private Sub Worksheet_SelectionChange(ByVal Target As Range)

End Sub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Private Sub Workbook_BeforeClose(Cancel As Boolean)
    If Range("CloseFlag") &lt;&gt; "Y" Then
        Worksheets("Workbook Examples").Activate
        Range("CloseFlag").Activate
        MsgBox "CloseFlag Cell must be 'Y' to close workbook"
        Cancel = True
    End If
End Sub

Private Sub Workbook_Open()
    Worksheets("Change History").Activate
    Range("VersionStart").Select
    Selection.End(xlDown).Select
    Selection.Copy (Worksheets("Overview").Range("VersionNumber"))
    Worksheets("Workbook Examples").Activate
    Range("CloseFlag") = "N"
    Worksheets("Overview").Activate
    Range("A1").Activate

End Sub
</script:module>
</file>

<file path=Basic/Standard/WorksheetsVBACode.xml><?xml version="1.0" encoding="utf-8"?>
<!DOCTYPE module  PUBLIC '-//OpenOffice.org//DTD OfficeDocument 1.0//EN'  'module.dtd'>
<script:module xmlns:script="http://openoffice.org/2000/script" script:name="WorksheetsVBACode" script:language="StarBasic">Rem Attribute VBA_ModuleType=VBAModule
Sub AddNewWorksheet()
    Dim wksh As Worksheet
    
    Set wksh = Worksheets.Add
    wksh.Name = "MyNewSheet"
End Sub
Sub ListAllWorksheets()
    Dim wksh As Worksheet
    Dim i As Integer
    
    With Range("WkShNames")
        i = 1
        For Each wksh In ActiveWorkbook.Worksheets
            .Cells(i).Value = wksh.Name
            i = i + 1
        Next
    End With

End Sub

Sub ClearWorksheetNames()
    Dim YesNoResponse As Integer
    
    Range("WkShNameArea").Select
    
    YesNoResponse = MsgBox("Clear Worksheet Name Area?", vbYesNo)
    
    If YesNoResponse = vbYes Then
        Range("WkShNameArea").ClearContents

    End If
    
    Range("a1").Select
End Sub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2"/>
  <library:element library:name="Sheet3"/>
  <library:element library:name="WorksheetsVBACode"/>
  <library:element library:name="CellVBACode"/>
  <library:element library:name="Sheet5"/>
  <library:element library:name="ApplicationCode"/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